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202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202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348" calcext:value-type="float">
            <text:p>43.0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202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4064" calcext:value-type="float">
            <text:p>43.1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2021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1496" calcext:value-type="float">
            <text:p>43.2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202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2144" calcext:value-type="float">
            <text:p>43.06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201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3104" calcext:value-type="float">
            <text:p>43.12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201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6568" calcext:value-type="float">
            <text:p>43.4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2017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4816" calcext:value-type="float">
            <text:p>43.10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2016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636" calcext:value-type="float">
            <text:p>43.2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201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9744" calcext:value-type="float">
            <text:p>42.9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2013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012" calcext:value-type="float">
            <text:p>42.8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2012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9536" calcext:value-type="float">
            <text:p>42.7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2012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8232" calcext:value-type="float">
            <text:p>44.52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2011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3336" calcext:value-type="float">
            <text:p>42.6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2009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200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5256" calcext:value-type="float">
            <text:p>42.8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2006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0664" calcext:value-type="float">
            <text:p>42.6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200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676" calcext:value-type="float">
            <text:p>42.6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2004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4504" calcext:value-type="float">
            <text:p>42.8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200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3064" calcext:value-type="float">
            <text:p>42.8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2002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9976" calcext:value-type="float">
            <text:p>42.4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200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199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1998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1752" calcext:value-type="float">
            <text:p>42.2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199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1995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5176" calcext:value-type="float">
            <text:p>42.1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1994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86" calcext:value-type="float">
            <text:p>42.1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1991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199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198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1988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1987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198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198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0648" calcext:value-type="float">
            <text:p>41.7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198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8928" calcext:value-type="float">
            <text:p>39.4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198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5304" calcext:value-type="float">
            <text:p>41.6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198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996" calcext:value-type="float">
            <text:p>41.5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0336" calcext:value-type="float">
            <text:p>41.5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1979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0336" calcext:value-type="float">
            <text:p>41.5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1977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516" calcext:value-type="float">
            <text:p>41.2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1976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0776" calcext:value-type="float">
            <text:p>41.2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1" meta:object-count="0"/>
    <meta:user-defined meta:name="AppVersion">3.0</meta:user-defined>
  </office:meta>
</office:document-meta>
</file>